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3" style:family="paragraph" style:parent-style-name="Text_20_body">
      <style:paragraph-properties fo:margin-left="1.005cm" fo:margin-right="1.64cm" fo:margin-top="0cm" fo:margin-bottom="0cm" style:contextual-spacing="false" fo:text-align="justify" style:justify-single-word="false" fo:text-indent="0cm" style:auto-text-indent="false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Hacer una página que muestre un cronómetro de 00 a 59 con las imágenes de los números contenidas en los ficheros cero.jpg, uno.jpg, dos.jpg, … nueve.jpg. La función encargada de mostrar los segundos debe utilizar el reloj del sistema.</text:p>
      <text:p text:style-name="P1"/>
      <text:p text:style-name="P2">2. Crear una página que contenga un formulario con un contador de visitas (que debe incrementarse al cargar la página), tres botones de tipo “radio” y un botón “Guardar datos” que permitirá guardar en una cookie el contador y el estado de los botones. Al cargar la página se incluirán los datos correspondientes de la cookie. La forma el formulario puede ser:</text:p>
      <text:p text:style-name="P1"/>
      <text:p text:style-name="P1">&lt;form name="miFormulario" . . .&gt;</text:p>
      <text:p text:style-name="P1">Contador: &lt;input type="text" name="contador" size=1 readonly="" value=1&gt; </text:p>
      <text:p text:style-name="P1">Categoría: <text:s/></text:p>
      <text:p text:style-name="P1"><text:s text:c="5"/>&lt;input type="radio" name="categoria" value="alevin"&gt;Alevín&lt;br&gt; </text:p>
      <text:p text:style-name="P1"><text:s text:c="5"/>&lt;input type="radio" name="categoria" value="juvenil"&gt;Juvenil&lt;br&gt; </text:p>
      <text:p text:style-name="P1"><text:s text:c="5"/>&lt;input type="radio" name="categoria" value="senior"&gt;Senior&lt;br&gt; </text:p>
      <text:p text:style-name="P1">&lt;input type="button" value="Guardar datos" . . .</text:p>
      <text:p text:style-name="P1"/>
      <text:p text:style-name="P2">3. Crear una página que contenga dos clases de estilos: la clase “verde” mostrará un fondo verde y la clase “roja” mostrará un fondo rojo. También contendrá un párrafo con algo de texto que inicialmente pertenecerá a la clase “verde”. Y también contendrá tres botones: “Cambiar clase”, “Cambiar visibilidad” y Cambiar contenido” que permitirán respectivamente cambiar de clase de estilo (si está en verde a roja y viceversa), cambiar la propiedad visibility y cambiar el contenido del párrafo por otro que se pedirá por pantalla/teclado.</text:p>
      <text:p text:style-name="P2"/>
      <text:p text:style-name="P2">4. Mediante el modelo DOM completar la página siguiente:</text:p>
      <text:p text:style-name="P2"/>
      <text:p text:style-name="P2">&lt;!DOCTYPE html&gt; </text:p>
      <text:p text:style-name="P2"><text:s/>&lt;html&gt; </text:p>
      <text:p text:style-name="P2"><text:s text:c="2"/>&lt;HEAD&gt; </text:p>
      <text:p text:style-name="P2"><text:s text:c="4"/>&lt;meta content="text/html; charset=UTF-8" http-equiv="content-type"&gt; </text:p>
      <text:p text:style-name="P2"><text:s text:c="4"/>&lt;script type="text/javascript"&gt; </text:p>
      <text:p text:style-name="P2"><text:s text:c="5"/>function funcion() { </text:p>
      <text:p text:style-name="P2"/>
      <text:p text:style-name="P3">Esta función debe pedir el nº de botones de selección y el texto que debe aparecer al lado de los mismos. Los botones se añadirán al final del formulario. Además, el nº <text:s text:c="5"/>de botones se asignará al value de la caja de texto. </text:p>
      <text:p text:style-name="P2"/>
      <text:p text:style-name="P2"><text:s text:c="5"/>} </text:p>
      <text:p text:style-name="P2"><text:s text:c="2"/>&lt;/script&gt; </text:p>
      <text:p text:style-name="P2"><text:s/>&lt;/HEAD&gt; </text:p>
      <text:p text:style-name="P2"><text:s/>&lt;BODY&gt; </text:p>
      <text:p text:style-name="P2"><text:s text:c="2"/>&lt;form id="miFormulario"&gt; </text:p>
      <text:p text:style-name="P2"><text:s text:c="6"/>&lt;h1&gt;FORMULARIO&lt;/h1&gt; </text:p>
      <text:p text:style-name="P2"><text:s text:c="6"/>Nº de botones que se insertarán: </text:p>
      <text:p text:style-name="P2"><text:s text:c="6"/>&lt;input type="text" id="botones" value="..."&gt; </text:p>
      <text:p text:style-name="P2"><text:s text:c="6"/>&lt;br&gt; </text:p>
      <text:p text:style-name="P2"><text:s text:c="6"/>&lt;input type="button" value="Pulse" onclick="funcion()"&gt; </text:p>
      <text:p text:style-name="P2"><text:s text:c="2"/>&lt;/form&gt; </text:p>
      <text:p text:style-name="P2"><text:s/>&lt;/BODY&gt; </text:p>
      <text:p text:style-name="P2"><text:s/>&lt;/html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9cm" fo:margin-bottom="1.3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3-01T01:13:56</meta:creation-date>
    <dc:date>2015-02-23T10:52:56.564701818</dc:date>
    <meta:editing-duration>PT1H29M52S</meta:editing-duration>
    <meta:editing-cycles>9</meta:editing-cycles>
    <meta:generator>LibreOffice/4.2.7.2$Linux_X86_64 LibreOffice_project/420m0$Build-2</meta:generator>
    <meta:printed-by>santiago </meta:printed-by>
    <meta:print-date>2013-06-10T11:24:47</meta:print-date>
    <meta:document-statistic meta:table-count="0" meta:image-count="0" meta:object-count="0" meta:page-count="1" meta:paragraph-count="31" meta:word-count="309" meta:character-count="2233" meta:non-whitespace-character-count="1849"/>
  </office:meta>
</office:document-meta>
</file>